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BE000033000000068C356EBF1B.svm"/>
  <manifest:file-entry manifest:media-type="" manifest:full-path="Pictures/2000011800001B490000065A51F6CC98.svm"/>
  <manifest:file-entry manifest:media-type="" manifest:full-path="Pictures/2000016200002EA20000065ADB40F95C.svm"/>
  <manifest:file-entry manifest:media-type="" manifest:full-path="Pictures/200001720000379000000AEA35F7CA23.svm"/>
  <manifest:file-entry manifest:media-type="" manifest:full-path="Pictures/20000A710000309E000006F2DD572188.svm"/>
  <manifest:file-entry manifest:media-type="" manifest:full-path="Pictures/200000BA000017D00000065A04369BD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weight="bold" style:font-weight-asian="bold" style:font-name-complex="Arial" style:font-weight-complex="bold"/>
    </style:style>
    <style:style style:name="P10" style:family="paragraph" style:parent-style-name="Standard">
      <style:text-properties style:font-name="Times New Roman" fo:font-weight="normal" style:font-weight-asian="normal" style:font-name-complex="Times New Roman" style:font-weight-complex="normal"/>
    </style:style>
    <style:style style:name="P11" style:family="paragraph" style:parent-style-name="Standard">
      <style:text-properties fo:language="pl" fo:country="PL"/>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Heading_20_1">
      <style:text-properties style:font-name="Times New Roman" fo:font-weight="normal" style:font-weight-asian="normal" style:font-name-complex="Times New Roman" style:font-weight-complex="normal"/>
    </style:style>
    <style:style style:name="P1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5" style:family="paragraph" style:parent-style-name="Heading_20_1">
      <style:paragraph-properties fo:break-before="page"/>
    </style:style>
    <style:style style:name="P16" style:family="paragraph" style:parent-style-name="Text_20_body">
      <style:paragraph-properties fo:margin-left="0.25in" fo:margin-right="0in" fo:text-align="justify" style:justify-single-word="false" fo:text-indent="0in" style:auto-text-indent="false"/>
    </style:style>
    <style:style style:name="P17"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19" style:family="paragraph" style:parent-style-name="Text_20_body">
      <style:paragraph-properties fo:margin-left="0.25in" fo:margin-right="0in" fo:text-align="center"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bold" style:font-size-asian="10pt" style:font-style-asian="normal" style:font-weight-asian="bold" style:font-name-complex="Courier New" style:font-size-complex="9pt" style:font-style-complex="normal"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style:font-name="Arial" fo:font-size="10pt" fo:font-style="italic" fo:font-weight="bold" style:font-size-asian="10pt" style:font-style-asian="italic" style:font-weight-asian="bold" style:font-name-complex="Courier New" style:font-size-complex="9pt" style:font-style-complex="italic"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name-complex="Courier New" style:font-size-complex="9pt" style:font-style-complex="normal" style:font-weight-complex="normal"/>
    </style:style>
    <style:style style:name="P23" style:family="paragraph" style:parent-style-name="Text_20_body">
      <style:paragraph-properties fo:margin-left="0.25in" fo:margin-right="0in" fo:text-align="justify" style:justify-single-word="false" fo:text-indent="0in"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4" style:family="paragraph" style:parent-style-name="Heading_20_1">
      <style:paragraph-properties fo:margin-left="0.25in" fo:margin-right="0in" fo:text-align="justify" style:justify-single-word="false" fo:text-indent="0in" style:auto-text-indent="false"/>
    </style:style>
    <style:style style:name="P25" style:family="paragraph" style:parent-style-name="Standard">
      <style:paragraph-properties fo:margin-left="0.25in" fo:margin-right="0in" fo:text-align="justify" style:justify-single-word="false" fo:text-indent="0in" style:auto-text-indent="false"/>
      <style:text-properties style:font-name="Courier New1" fo:font-size="9pt" fo:font-style="normal" fo:font-weight="bold" style:font-size-asian="9pt" style:font-style-asian="normal" style:font-weight-asian="bold" style:font-name-complex="Courier New" style:font-size-complex="9pt" style:font-style-complex="normal" style:font-weight-complex="bold"/>
    </style:style>
    <style:style style:name="P26" style:family="paragraph" style:parent-style-name="Footnote">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Heading_20_2">
      <style:text-properties fo:font-style="italic" style:font-style-asian="italic" style:font-style-complex="italic"/>
    </style:style>
    <style:style style:name="P28" style:family="paragraph" style:parent-style-name="Footnote">
      <style:text-properties style:font-name="Arial" fo:font-size="9pt" style:font-size-asian="9pt" style:font-size-complex="9pt"/>
    </style:style>
    <style:style style:name="P29" style:family="paragraph" style:parent-style-name="Footnote">
      <style:paragraph-properties fo:text-align="justify" style:justify-single-word="false"/>
      <style:text-properties style:font-name="Arial" fo:font-size="9pt" style:font-size-asian="9pt" style:font-size-complex="9pt"/>
    </style:style>
    <style:style style:name="P30" style:family="paragraph" style:parent-style-name="Figure">
      <style:paragraph-properties fo:text-align="center" style:justify-single-word="false"/>
    </style:style>
    <style:style style:name="P31" style:family="paragraph" style:parent-style-name="Text_20_body">
      <style:paragraph-properties fo:margin-left="0.2571in" fo:margin-right="0in" fo:text-align="justify" style:justify-single-word="false" fo:text-indent="0in" style:auto-text-indent="false"/>
    </style:style>
    <style:style style:name="P32" style:family="paragraph" style:parent-style-name="Text_20_body">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3" style:family="paragraph" style:parent-style-name="Standard" style:master-page-name="First_20_Page">
      <style:paragraph-properties fo:text-align="center" style:justify-single-word="false"/>
    </style:style>
    <style:style style:name="P34"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5"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6"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7"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8"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39"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0"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1" style:family="paragraph" style:parent-style-name="Text_20_body" style:list-style-name="L1">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2"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3"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4"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5"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6"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7"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8" style:family="paragraph" style:parent-style-name="Text_20_body" style:list-style-name="L2">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49"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0"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1"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2"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3"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4"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P55" style:family="paragraph" style:parent-style-name="Text_20_body" style:list-style-name="L3">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9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Courier New1"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b 58%" fo:font-style="italic" style:font-style-asian="italic"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
      <text:p text:style-name="P2"/>
      <text:p text:style-name="P2"/>
      <text:p text:style-name="P2"/>
      <text:p text:style-name="P2"/>
      <text:p text:style-name="P2"/>
      <text:p text:style-name="P3">Pawel Gburzynski</text:p>
      <text:p text:style-name="P2"/>
      <text:h text:style-name="P13" text:outline-level="1"/>
      <text:p text:style-name="P10"/>
      <text:p text:style-name="P10"/>
      <text:h text:style-name="P14" text:outline-level="1">Heart Monitor</text:h>
      <text:p text:style-name="P4">Functionality and External Interfaces</text:p>
      <text:p text:style-name="P11"/>
      <text:p text:style-name="P11"/>
      <text:p text:style-name="P5"/>
      <text:p text:style-name="P5"/>
      <text:p text:style-name="P5"/>
      <text:p text:style-name="P7">Version 0.3</text:p>
      <text:p text:style-name="P7">June 2007</text:p>
      <text:p text:style-name="P6"/>
      <text:p text:style-name="P7"/>
      <text:p text:style-name="P7"/>
      <text:p text:style-name="P12"/>
      <text:p text:style-name="P7"/>
      <text:p text:style-name="P6"/>
      <text:p text:style-name="P8"/>
      <text:p text:style-name="P8"/>
      <text:p text:style-name="P8">Draft / Confidential</text:p>
      <text:h text:style-name="P15" text:outline-level="1">Preamble</text:h>
      <text:p text:style-name="P9"/>
      <text:p text:style-name="P16">This note describes the functionality and communication protocol used by the Heart Monitor Node (abbreviated in the sequel as <text:span text:style-name="T3">node</text:span>). This specification is tentative and reflects the tested version of firmware as of May 3, 2007. </text:p>
      <text:h text:style-name="P24" text:outline-level="1"/>
      <text:h text:style-name="Heading_20_1" text:outline-level="1">The operation</text:h>
      <text:p text:style-name="Text_20_body"/>
      <text:p text:style-name="P16">When switched on, the node starts up in the UNBOUND state. This means that it does not know how to talk to its Access Point (AP). The access point can identify itself to the node over its serial (RS232) interface or over the wireless (RF) link.</text:p>
      <text:p text:style-name="P16"/>
      <text:h text:style-name="P27" text:outline-level="2">Binding</text:h>
      <text:p text:style-name="P16"/>
      <text:p text:style-name="P16">While in the UNBOUND state, the node periodically, at slightly randomized 4 second intervals, broadcasts a HELLO message over both interfaces. Such a message includes the node's unique serial number (ESN). An AP perceiving a HELLO message will know that the node is in the neighborhood. Thus, it can bind the node to itself by sending it a BIND command.</text:p>
      <text:p text:style-name="P16"/>
      <text:p text:style-name="P16">A node can be bound on one interface at a time. While bound on one interface, the node does not send the HELLO messages on the other interface, but it still listens on it for a possible BIND request. Should such a request arrive, it will re-bind the node, i.e., the node will drop its previous binding and establish a new one. Any BIND requests arriving on a bound interface are ignored until the node is unbound (by hardware reset or by receiving an UNBIND command from the AP).</text:p>
      <text:p text:style-name="P16"/>
      <text:p text:style-name="P16">Binding consists in assigning to all transmissions from/to the node (over the bound interface) a specific <text:span text:style-name="T3">link identifier</text:span> (LI), which is a 16-bit number different from zero and all-ones (<text:span text:style-name="T4">0xffff</text:span><text:span text:style-name="T2">)</text:span>. When unbound, the node transmits and listens using the special LI of zero. A message sent with this LI is received by the recipient even if its specific LI (the one the receiver is currently “tuned” to) is nonzero. Thus, the AP can receive all HELLO requests regardless of the LI to which it is specifically tuned at the time. Also, an unbound node (using the LI of zero) can receive a BIND request arriving with a nonzero LI. This feature may not appear very useful for communication over RS232 (at least as long as there are only two parties), but with the RF interface it allows us to have multiple access points claiming different nodes from the global pool.</text:p>
      <text:p text:style-name="P16"/>
      <text:h text:style-name="P27" text:outline-level="2">Protocol and reliability</text:h>
      <text:p text:style-name="P16"/>
      <text:p text:style-name="P16">The message format is identical over both interfaces. The protocol is also identical, with minor differences regarding the timing of some intervals. In both cases, the protocol internally provides for reliable communication; in particular, it does not assume that the RS232 interface is error-less.</text:p>
      <text:p text:style-name="P16"/>
      <text:p text:style-name="P16">The reliability is accomplished in a relatively simple manner. Instead of a complicated structure of states and acknowledgments, the protocol is state-less and relies on the idempotent nature of requests (sent from the AP to the node) and holistic nature of the status reports sent from the node to the AP. The simple idea is that in order to make sure that its request has been accepted by the node, the AP may simply repeat the same request over and over again until it receives back a message indicative of a success. The same idea has been incorporated into the operation of reliable streaming of sampled data from the node to the AP.</text:p>
      <text:p text:style-name="P16"/>
      <text:p text:style-name="P16"/>
      <text:h text:style-name="P27" text:outline-level="2">Node states</text:h>
      <text:p text:style-name="P16"/>
      <text:p text:style-name="P16">A bound node can be in one of three states:</text:p>
      <text:p text:style-name="P16"/>
      <text:p text:style-name="P16">READY<text:tab/><text:tab/>meaning idle, i.e., neither collecting a sample, nor sending a sample to<text:tab/><text:tab/>the AP,</text:p>
      <text:p text:style-name="P16">SAMPLING<text:tab/>meaning collecting a sample, storing it in flash memory, and optionally<text:tab/><text:tab/>sending it to the AP at the same time,</text:p>
      <text:p text:style-name="P16">SENDING<text:tab/>meaning transmitting a sample from flash memory to the AP.</text:p>
      <text:p text:style-name="P16"/>
      <text:p text:style-name="P16">Independently of its state, a node may be collecting heart rate pulses, calculating the heart rate, and transmitting it to the AP at least at 3 sec intervals. This can also be done when the node is READY. </text:p>
      <text:p text:style-name="P16"/>
      <text:h text:style-name="P27" text:outline-level="2">Samples</text:h>
      <text:p text:style-name="P16"/>
      <text:p text:style-name="P16">By a sample we understand here a complete stream of data, i.e., a take of a series of numbers from the ADC, as requested by the AP, collected 500 times per second (8 12-bit unsigned values) and stored in flash memory at the node. A single sequence of 8 numbers corresponding to one snapshot of ADC registers is called an <text:span text:style-name="T3">extract</text:span>. One extract is packed into 12 bytes (or six 16-bit words), as shown in <text:sequence-ref text:reference-format="category-and-value" text:ref-name="refFigure5">Figure 6</text:sequence-ref>. The extracts are further bundled into the so-called <text:span text:style-name="T3">samplings</text:span>, with one sampling consisting of four consecutive extracts. Thus, one sampling takes 48 bytes, i.e., 24 16-bit words, and constitutes the storage and transmission unit. A sample always consists of an entire number of samplings, i.e., its length is a multiple of 48 bytes. One second worth of a sample consists of precisely 125 samplings.</text:p>
      <text:p text:style-name="P16"/>
      <text:p text:style-name="P16">Samples are identified by integer numbers from 0 to 255. The sample identifiers (IDs) play two roles. First, they allow a single node to store multiple independently identifiable samples (up to eight) at any given time. Extracts from those samples can be requested by the AP by specifying their IDs. Second, they are needed to make AP requests idempotent. By specifying sample IDs in its requests, the AP can differentiate between an old request (e.g., dealing with a different sample) and a new one. Also, sample IDs are included in STATUS messages sent by the node to the AP, where they avoid ambiguities, e.g., in interpreting requests being in a partial state of fulfillment.</text:p>
      <text:p text:style-name="P16"/>
      <text:p text:style-name="P16">At any moment the node may have certain samples, possibly none, stored in its local database. The identifiers of those samples are presented as STATUS reports to the AP. When requesting a new sample, the AP must specify an ID that is different from those already present. When that ID shows up in a STATUS report sent from the node, it will mean that the request has been accepted (or processed).</text:p>
      <text:p text:style-name="P16"/>
      <text:p text:style-name="P16">While collecting new samples, the node erases (forgets) old ones in a FIFO fashion. First, the maximum number of samples stored at a node is 8 regardless of their space requirements. Second, the new sample may overwrite one or more previous samples because of the limited storage size. In such a case, the overwritten samples will be discarded. Again, this overwriting is carried out in a FIFO manner interpreting the flash storage as a single circular buffer. This approach also spreads the utilization of flash memory evenly over time.</text:p>
      <text:p text:style-name="P17"/>
      <text:h text:style-name="P27" text:outline-level="2">Heart rate monitoring</text:h>
      <text:p text:style-name="P17"/>
      <text:p text:style-name="P17">The heart rate monitor is an independent thread that can be started and stopped by requests from the AP. When active, the thread collects pulses from a digital port and averages them into the heart rate expressed in beats per minute. The resultant number is transmitted at least at 3 second intervals. If no sample traffic is currently being sent from the node to the AP, special messages are generated at 3-second intervals to convey the heart rate to the AP. Otherwise, the rate is piggybacked onto sample messages to avoid interrupting the critical data stream (for which high bandwidth is essential). In all circumstances, as long as the rate monitor is on, the measured heart rate is also displayed on the LCD. The observed heart rate is calculated by averaging the separation intervals in the last 8 beats (collected in milliseconds)<text:note text:id="ftn1" text:note-class="footnote"><text:note-citation>1</text:note-citation><text:note-body><text:p text:style-name="P28">Strictly speaking, 1/1024 s.</text:p></text:note-body></text:note>. For a quick start (i.e., to be able to display something before accumulating the first 8 beats and to avoid startup jitter), the intervals are initialized to 1 second (assuming the initial heart rate of 60 bps).</text:p>
      <text:p text:style-name="P17"/>
      <text:h text:style-name="P27" text:outline-level="2">LCD display</text:h>
      <text:p text:style-name="P17"/>
      <text:p text:style-name="P17">The LCD display is partitioned in the following manner. Line 1 shows the status of the device. Characters 0 through 7 can be: “UNBOUND”, “READY”, “SAMPLING”, “SENDING”, in straightforward correspondence to the node's state. All texts except “READY” (considered the stable idle state) blink. For states SAMPLING and SENDING, characters 9-11 display the 3-digit decimal ID of the <text:span text:style-name="T3">current sample</text:span>. This is the sample currently being processed by the node. For state READY, these characters are blanks. Character 13 is a single digit 0-8 showing the number of samples currently stored in the node's database. Character 15 is either R or S, depending on whether the RF (radio) or RS232 (serial) interface is bound at present.</text:p>
      <text:p text:style-name="P17"/>
      <text:p text:style-name="P17">The second line displays two numbers. If the heart rate monitor is on, characters 0-3 display the current heart rate. For states SAMPLING and SENDING, characters 20-31 display the number of samplings still remaining to be processed (collected or sent). </text:p>
      <text:p text:style-name="P17"/>
      <text:h text:style-name="Heading_20_1" text:outline-level="1">The protocol</text:h>
      <text:p text:style-name="P17"/>
      <text:p text:style-name="P17">Both interfaces use the same protocol. This gives us the highest flexibility. In principle, a node can be connected directly to a PC via its RS232 interface. It can also be connected via the RF link to an AP, connected in turn to a PC via USB. The AP can act a simple forwarder of commands between the PC and the node.</text:p>
      <text:p text:style-name="P17"/>
      <text:h text:style-name="P27" text:outline-level="2">Message format</text:h>
      <text:p text:style-name="P17"/>
      <text:p text:style-name="P17">A message (or a packet)<text:note text:id="ftn2" text:note-class="footnote"><text:note-citation>2</text:note-citation><text:note-body><text:p text:style-name="P29">In our design, a packet always conveys a complete message (a single message is never split over multiple packets).</text:p></text:note-body></text:note> consists of an even number of bytes. If the actual content of a message calls for an odd number of bytes, a dummy byte is added to round it up to an even number. As we said earlier, the message format is identical in both cases, i.e., RS232 and RF, with a minor exception regarding the framing. The exact framing of the packet for RF transmission is of no concern here (PicOS drivers take care of that).</text:p>
      <text:p text:style-name="P17"/>
      <text:p text:style-name="P17"><text:sequence-ref text:reference-format="category-and-value" text:ref-name="refFigure0">Figure 1</text:sequence-ref> shows the complete structure of a packet sent over the RS232 interface. The <text:span text:style-name="T3">length</text:span> field (one byte) gives the number of bytes in the packet payload, which extends from <text:span text:style-name="T3">rq</text:span> up to the last byte preceding CRC. Note that this number is always even. All information exchange between a node and an AP is carried out using packets like this. The first two bytes can be viewed as the “physical framing” of the packet, which is specific to RS232 and replaced with something different for RF transmission. The maximum length of a packet, including the physical framing bytes and the CRC, is 62 bytes.</text:p>
      <text:p text:style-name="P17"/>
      <text:p text:style-name="P17">When the node praxis<text:note text:id="ftn3" text:note-class="footnote"><text:note-citation>3</text:note-citation><text:note-body><text:p text:style-name="P28">PicOS terminology for “application.”</text:p></text:note-body></text:note> (run under PicOS) creates a packet for transmission or acquires a received packet from the interface, it never sees the physical framing bytes, and it never worries about the CRC. Thus, from its viewpoint, it makes no difference over which interface the packet has arrived (or will go). However, if you want to program a PC application capable of talking directly to a node over RS232, you have to be aware of all the details contributing to the packet format shown in <text:sequence-ref text:reference-format="category-and-value" text:ref-name="refFigure0">Figure 1</text:sequence-ref>, including the calculation of CRC. Note that RF transmission requires a special AP interface. A simple approach to implementing such an interface is to make it act as a (quite straightforward) packet converter between RS232 and RF (such an AP is currently implemented).</text:p>
      <text:p text:style-name="P17"/>
      <text:p text:style-name="P17"><draw:frame draw:style-name="fr1" draw:name="Frame1" text:anchor-type="paragraph" svg:x="0.289in" svg:y="0in" svg:width="5.45in" draw:z-index="0"><draw:text-box fo:min-height="0.6228in"><text:p text:style-name="P30"><draw:frame draw:style-name="fr3" draw:name="graphics3" text:anchor-type="paragraph" svg:width="5.45in" svg:height="1.0701in" draw:z-index="5"><draw:image xlink:href="Pictures/200001720000379000000AEA35F7CA23.svm" xlink:type="simple" xlink:show="embed" xlink:actuate="onLoad"/></draw:frame>Figure <text:sequence text:ref-name="refFigure0" text:name="Figure" text:formula="ooow:Figure+1" style:num-format="1">1</text:sequence>: RS323 packet format.</text:p></draw:text-box></draw:frame></text:p>
      <text:p text:style-name="P17">The Link ID (LI) field is should be viewed as a little-endian number (similar to all other multi-byte numbers handled by the protocol). This isn't much relevant in the case of LI, whose role is to uniquely identify a channel assigned by the AP to the node. Any bit pattern different from all zeros and all ones will do for that purpose, as long as the AP uses and interprets it consistently.</text:p>
      <text:p text:style-name="P17"/>
      <text:h text:style-name="P27" text:outline-level="2">CRC calculation</text:h>
      <text:p text:style-name="P17"/>
      <text:p text:style-name="P17">The CRC does not cover the physical framing bytes, i.e., its coverage starts with the link ID (LI). A packet always consists of an even number of bytes; thus, the CRC is calculated assuming that the packet is an array of 16-bit words. The algorithm is an industrial standard named ISO-3309. The source code is available in PICOS/Libs/Lib/checksum.c.</text:p>
      <text:p text:style-name="P17"/>
      <text:p text:style-name="P17">For checksum insertion (for an outgoing packet), the algorithm is run through all words, starting from LI and including the last word preceding the CRC field. Then, the calculated value is inserted into the CRC field. Here is the reference code:</text:p>
      <text:p text:style-name="P17"/>
      <text:p text:style-name="P23"><text:tab/>void insert_checksum (word *packet, int length) {</text:p>
      <text:p text:style-name="P23"><text:tab/><text:tab/>packet [length – 1] = w_chk (packet + 1, length – 2, 0);</text:p>
      <text:p text:style-name="P23"><text:tab/>}</text:p>
      <text:p text:style-name="P17"/>
      <text:p text:style-name="P17">where <text:span text:style-name="T4">packet</text:span> represents a full packet (including the physical framing bytes) viewed as a sequence of words, <text:span text:style-name="T4">length</text:span> is the the packet length in words, including LI and CRC, and <text:span text:style-name="T4">w_chk</text:span> is the PicOS function implementing the 16-bit ISO-3309 CRC algorithm (see PICOS/Libs/Lib/checksum.c). The 16-bit words comprising the packet are viewed as little-endian. The same function will work on the MSP430 as well as on the (Intel-based) PC.</text:p>
      <text:p text:style-name="P17"/>
      <text:p text:style-name="P17">For CRC verification in a received packet, the following code should be applied:</text:p>
      <text:p text:style-name="P17"/>
      <text:p text:style-name="P25"><text:tab/>Boolean checksum_ok (word *packet, int length) {</text:p>
      <text:p text:style-name="P25"><text:tab/><text:tab/>return w_chk (packet + 1, length, 0) != 0;</text:p>
      <text:p text:style-name="P23"><text:tab/>}</text:p>
      <text:p text:style-name="P23"/>
      <text:p text:style-name="P18">where <text:span text:style-name="T4">packet</text:span> and <text:span text:style-name="T4">length</text:span> are as before.</text:p>
      <text:p text:style-name="P18"/>
      <text:p text:style-name="P18">In the following discussion, we shall ignore the physical framing bytes, the link ID (LI) field, and the CRC. The packet stripped of those items is called the <text:span text:style-name="T3">payload </text:span>(it corresponds to the length coverage in <text:sequence-ref text:reference-format="category-and-value" text:ref-name="refFigure0">Figure 1</text:sequence-ref>).</text:p>
      <text:p text:style-name="P18"/>
      <text:h text:style-name="P27" text:outline-level="2">Commands directed from AP to node</text:h>
      <text:p text:style-name="P18"/>
      <text:p text:style-name="P18">The <text:span text:style-name="T3">rq</text:span> field (a single byte) in <text:sequence-ref text:reference-format="category-and-value" text:ref-name="refFigure0">Figure 1</text:sequence-ref> identifies the packet type, i.e., the kind of information the packet carries. If the leftmost bit of <text:span text:style-name="T3">rq</text:span> is 0, it means that the packet originates at an AP and is addressed to a node. Otherwise, the packet originates at a node and is intended for an AP. We start from those packets that originate at Access Points. The request type is determined by bits 3-6 of rq (bit 7 is 1). The least significant three bits are used to parameterize some requests (see SAMPLE and HRMCTRL).</text:p>
      <text:p text:style-name="P18"/>
      <text:p text:style-name="P18"><text:span text:style-name="T5">0x00 BIND</text:span><text:tab/><text:tab/>payload: [0x00, ESN, dummy]</text:p>
      <text:p text:style-name="P18"/>
      <text:p text:style-name="P18">This is a BIND request. The payload consists of the request code byte (0x00), a four-byte ESN, and one dummy byte to round up the payload length to an even number of bytes. The link ID field of the packet must be nonzero. The ESN is sent in the little-endian format, with its least significant byte going first.</text:p>
      <text:p text:style-name="P18"/>
      <text:p text:style-name="P18">If the ESN matches the node's ESN, and the node is not bound already, it interprets this message as a request to bind itself to the interface over which the packet has arrived. The binding consists in assigning the link ID of the BIND packet to all subsequent communication over the interface.</text:p>
      <text:p text:style-name="P18"/>
      <text:p text:style-name="P18">Note that a node that is not bound uses the link ID of zero, which is promiscuous in the sense that it allows the node to receive packets with any link ID. Once a node becomes bound, is sets the link ID to the prescribed value. The link ID is interpreted internally by the interface driver. If nonzero, it will automatically block all packets with different link IDs, except for those with the link ID of zero. Thus, in particular, the node won't be able to receive other bind request over the interface, except for possible duplicates of the original request.</text:p>
      <text:p text:style-name="P18"/>
      <text:p text:style-name="P18">How can the AP know that its BIND request has been received and accepted by the node? There are no explicit acknowledgments in our scheme. However, a node that is not bound will be sending periodic HELLO messages over both interfaces. When a node becomes bound, it will stop sending HELLO messages and send a STATUS message, which will implicitly indicate that the BIND request has been accepted and honored. If the node receives another BIND request while bound (i.e., a duplicate of the previous request), it will respond with another STATUS message and ignore the duplicate. Thus that AP can simply send BIND requests to the node until it receives from it the first STATUS message. This is what we mean by idempotent, duplicate-safe interpretation of requests.</text:p>
      <text:p text:style-name="P18"/>
      <text:p text:style-name="P18"><text:span text:style-name="T5">0x40 UNBIND</text:span><text:tab/><text:tab/>payload: [0x40, dummy]</text:p>
      <text:p text:style-name="P18"/>
      <text:p text:style-name="P18">This command will revert the node to the unbound state. The node will reset its link ID to zero and start sending HELLO messages on both interfaces.</text:p>
      <text:p text:style-name="P18"/>
      <text:p text:style-name="P18"><text:span text:style-name="T5">0x10 RESET</text:span><text:tab/><text:tab/>payload: [0x10, dummy]</text:p>
      <text:p text:style-name="P18"/>
      <text:p text:style-name="P18">The node will stop all operations, including heart rate monitoring, and erase all samples from its database. It will remain bound to the AP effectively simulating power-up + BIND.</text:p>
      <text:p text:style-name="P18"/>
      <text:p text:style-name="P18"><text:span text:style-name="T5">0x18 SETPOWER</text:span><text:tab/>payload: [0x18, power]</text:p>
      <text:p text:style-name="P18"/>
      <text:p text:style-name="P18">The command sets the transmission power of the node, provided that the connection is over the radio interface. Otherwise, the command is ignored. The power argument is a single byte whose value should be between 1 and 7. Zero is interpreted as 1 and anything greater than seven is treated as seven. The power setting is discretized into seven levels, with 7 standing for the maximum possible power. The default power level setting is 2. Note that the current power setting is returned by the node in a status message (see below).</text:p>
      <text:p text:style-name="P20"/>
      <text:p text:style-name="P18"><text:span text:style-name="T5">0x20 STOP</text:span><text:tab/><text:tab/>payload: [0x20, dummy]</text:p>
      <text:p text:style-name="P18"/>
      <text:p text:style-name="P18">The node will stop all activities, including heart rate monitoring, and send a STATUS message. This is like RESET except that the database of samples is not cleared. If the node does not carry out any activities at the moment, it will just respond with a STATUS message.</text:p>
      <text:p text:style-name="P18"/>
      <text:p text:style-name="P18"><text:span text:style-name="T5">0x30 REPORT</text:span><text:tab/><text:tab/>payload: [0x30, dummy]</text:p>
      <text:p text:style-name="P18"/>
      <text:p text:style-name="P18">Without interrupting its present activities, regardless of its current state, the node will respond with a STATUS message. If the second byte is nonzero</text:p>
      <text:p text:style-name="P18"/>
      <text:p text:style-name="P18"><text:span text:style-name="T5">0x50 SAMPLE</text:span><text:tab/><text:tab/>payload: [0x50, sample ID, N, dummy]</text:p>
      <text:p text:style-name="P18"/>
      <text:p text:style-name="P18">This is a request to start sampling. The arguments are <text:span text:style-name="T3">sample ID</text:span> (1 byte) followed by the required number of samplings <text:span text:style-name="T3">N</text:span>, which corresponds to the sample duration expressed in 1/125 sec. For example, <text:span text:style-name="T3">N</text:span> = 4000 means 4000 samplings at 1/125 second intervals, which translates into 32 seconds. <text:span text:style-name="T3">N</text:span> is expressed as an unsigned 3-byte (little-endian) number from 0 to 16777215.</text:p>
      <text:p text:style-name="P18"/>
      <text:p text:style-name="P18">Here is how the request is interpreted. If the node is currently busy (i.e., SAMPLING or SENDING), it ignores the request and responds with a STATUS message. Note that this message will notify the AP that the node is busy. If the node is READY, it will check whether a sample with the indicated ID is already present in its database. If that happens to be the case, the node will ignore the request and respond with a STATUS message. Note that a STATUS message sent by a READY node includes the list of samples in its database.</text:p>
      <text:p text:style-name="P18"/>
      <text:p text:style-name="P18">If the node is READY and it doesn't have a sample with the specified ID, it will immediately start sampling and send a STATUS message. That message will tell the AP that the node is now collecting the requested sample.</text:p>
      <text:p text:style-name="P18"/>
      <text:p text:style-name="P18">When the node completes the sample collection, it will send a STATUS message announcing its READY status. That message will include the new list of samples in the database. This way, the AP will be able to learn that the sample has been acquired.</text:p>
      <text:p text:style-name="P18"/>
      <text:p text:style-name="P18">Of course, one should be aware that the STATUS message indicating the end of sample collection can be lost. Also note that the AP may issue a SAMPLE request, the request may be accepted by the node, but the AP may miss the SAMPLING status of the node (while the sample is being collected) because of packet loss. Thus the net perception by the AP of the two situations: a request to acquire a new sample and an apparent request to acquire an already existing sample may be identical. This is how the sample identifiers help us maintain the consistency of SAMPLE requests. The AP should first query the node for the list of its samples (STATUS), then select a sample number different from the ones already present, then issue a SAMPLE request with that number and keep issuing it until either the node status perceptibly changes to SAMPLING or the requested sample shows up on the list returned by the node with the READY status (see below). </text:p>
      <text:p text:style-name="P18"/>
      <text:p text:style-name="P18">While sampling, the node sends at 1 second intervals a status message, which can be interpreted as a progress indicator (see the description of STATUS message below). This does not happen when the sample data is simultaneously being sent (command 0x51).</text:p>
      <text:p text:style-name="P18"/>
      <text:p text:style-name="P18">If 0x01 is orr'ed into the command code, then, while collecting the sample, the node will be simultaneously sending it to the AP (at the sampled rate). This will only happen if the sample is actually collected, i.e., it is not already present in the node's database, in which case the node will just respond with a STATUS message, exactly as for 0x50. While the operation is in progress, the node's official status (displayed on the LCD or reported in response to AP query) will be SAMPLING. Some samplings are likely to be lost in transit, even at the transmission stage, if the RF interface cannot catch up to the collection rate. Then, they will be requested by the AP and retransmitted (from flash memory) using the protocol described further in this document. The node will appear as SAMPLING during the entire sequence of (re)transmission rounds following the sample acquisition. The remaining number of samplings displayed on the LCD will represent the number of samplings remaining to be sent.</text:p>
      <text:p text:style-name="P18"/>
      <text:p text:style-name="P18">Before sending the first sampling packet, the node will send a single STATUS message to indicate the SAMPLING status. If this message is lost, the AP can take the first reception of a sampling packet as an indication that the command has been accepted. The AP should avoid polling the node for status (sending REPORT requests) while the sample data is being transmitted, because such requests are likely to break the transmission sequence and cause significant losses (subsequently resulting in more retransmissions and a waste of time). The stream of sampling packets will be a sufficient feedback of the node's operation.</text:p>
      <text:p text:style-name="P18"/>
      <text:p text:style-name="P18"><text:span text:style-name="T5">0x70 HRMCTRL</text:span><text:tab/>payload: [0x70, dummy]</text:p>
      <text:p text:style-name="P18"/>
      <text:p text:style-name="P18">Having received this request, the node will start the heart rate monitor and send a STATUS message. If the monitor is already active, only the STATUS message will be sent. The request is accepted regardless of the node state (as long as the node is bound). </text:p>
      <text:p text:style-name="P18"/>
      <text:p text:style-name="P18">If 0x01 is orr'ed with the request code (i.e., it is 0x71 instead of 0x70), the command is interpreted as a request to stop the heart rate monitor and send a STATUS message. No action, other than sending the STATUS message, is performed if the monitor is already off.</text:p>
      <text:p text:style-name="P18"/>
      <text:p text:style-name="P18"><text:span text:style-name="T5">0x60 SEND</text:span><text:tab/><text:tab/>payload: [0x60, sample ID, <text:span text:style-name="T3">list of chunks</text:span>]</text:p>
      <text:p text:style-name="P18"/>
      <text:p text:style-name="P18">This is a request to send a portion of the indicated sample to the AP. This portion may consist of a number of non-adjacent chunks. The length of a SEND request depends on the length of the list of chunks, which can vary between 3 and 48 bytes. Thus, the maximum payload length of a SEND request is 50 bytes. The sample ID takes only one byte. Depending on the length of the list of chunks, the message may require a dummy byte at the end.</text:p>
      <text:p text:style-name="P18"/>
      <text:p text:style-name="P31">The list of chunks is a sequence of sampling numbers counting from zero. For example, a 20 second sample consists of 20 x 125 = 2500 samplings numbered 0 through 2499. Each sampling number takes three bytes viewed as a nonnegative integer in little-endian format.</text:p>
      <text:p text:style-name="P18"/>
      <text:p text:style-name="P18">Suppose that the sampling numbers constituting the list of chunks are denoted <text:span text:style-name="T3">S</text:span><text:span text:style-name="T6">0</text:span><text:span text:style-name="T3">,...,S</text:span><text:span text:style-name="T6">k-1</text:span>, where <draw:frame draw:style-name="fr7" draw:name="Object1" text:anchor-type="as-char" svg:width="0.6228in" svg:height="0.1839in" draw:z-index="8"><draw:object xlink:href="./Object 1" xlink:type="simple" xlink:show="embed" xlink:actuate="onLoad"/><draw:image xlink:href="./ObjectReplacements/Object 1" xlink:type="simple" xlink:show="embed" xlink:actuate="onLoad"/></draw:frame>, in the order of their occurrence on the list. The algorithm for interpreting them is as follows:</text:p>
      <text:p text:style-name="P18"/>
      <text:list text:style-name="L1">
        <text:list-item>
          <text:p text:style-name="P35">Set <text:span text:style-name="T3">i = 0</text:span>;</text:p>
          <text:p text:style-name="P35"/>
        </text:list-item>
        <text:list-item>
          <text:p text:style-name="P35">If <text:span text:style-name="T3">i = k-1</text:span>, interpret <text:span text:style-name="T3">S</text:span><text:span text:style-name="T6">i</text:span> as a single sampling number to be fetched and terminate the algorithm;</text:p>
          <text:p text:style-name="P35"/>
        </text:list-item>
        <text:list-item>
          <text:p text:style-name="P35">if <text:bookmark-start text:name="DDE_LINK2"/><text:span text:style-name="T3">S</text:span><text:span text:style-name="T6">i </text:span><text:bookmark-end text:name="DDE_LINK2"/><text:span text:style-name="T3"><text:s/>&lt; S</text:span><text:span text:style-name="T6">i+1</text:span>, interpret <text:span text:style-name="T3">S</text:span><text:span text:style-name="T6">i </text:span><text:s/>as a single sampling number to be fetched, then set <text:span text:style-name="T3">i = i + 1</text:span>, and continue from 2;</text:p>
          <text:p text:style-name="P35"/>
        </text:list-item>
        <text:list-item>
          <text:p text:style-name="P35">Otherwise, interpret <text:span text:style-name="T3">S</text:span><text:span text:style-name="T6">i+1</text:span><text:span text:style-name="T3">,...,S</text:span><text:span text:style-name="T6">i </text:span><text:s/>(inclusively) as a continuous range of samples to be fetched, then set <text:span text:style-name="T3">i = i + 2</text:span>, and continue from 2;</text:p>
        </text:list-item>
      </text:list>
      <text:p text:style-name="P18"/>
      <text:p text:style-name="P18">This way, an increasing sequence of numbers represents individual samplings, while a decreasing pair of numbers represents a range. The AP is able to specify with a reasonable efficiency a non-continuous range of samplings, e.g., representing losses in reception. </text:p>
      <text:p text:style-name="P18"/>
      <text:p text:style-name="P18"><draw:frame draw:style-name="fr1" draw:name="Frame8" text:anchor-type="paragraph" svg:x="0.4189in" svg:y="0in" svg:width="5.1402in" draw:z-index="9"><draw:text-box fo:min-height="0.6598in"><text:p text:style-name="P30"><draw:frame draw:style-name="fr4" draw:name="graphics6" text:anchor-type="paragraph" svg:x="0.0016in" svg:y="0.0008in" svg:width="5.1402in" style:rel-width="100%" svg:height="0.6598in" style:rel-height="scale" draw:z-index="10"><draw:image xlink:href="Pictures/200001BE000033000000068C356EBF1B.svm" xlink:type="simple" xlink:show="embed" xlink:actuate="onLoad"/></draw:frame></text:p><text:p text:style-name="P30">Figure <text:sequence text:ref-name="refFigure1" text:name="Figure" text:formula="ooow:Figure+1" style:num-format="1">2</text:sequence>: A sample SEND packet (payload only).</text:p></draw:text-box></draw:frame></text:p>
      <text:p text:style-name="P18"/>
      <text:p text:style-name="P18">For illustration, have a look at the sample SEND request shown in <text:sequence-ref text:reference-format="category-and-value" text:ref-name="refFigure1">Figure 2</text:sequence-ref>. The list of chunks consists of 7 sampling numbers. Those numbers collectively describe these samplings: 210, 213, 216-222, 251-270, 288, which the node should send to the AP in response to the request.</text:p>
      <text:p text:style-name="P18"/>
      <text:p text:style-name="P18">The sample transmission protocol (including the exact behavior of a node receiving a SEND request) is described further in this document. One important point is that, when the request is deemed legal, the node does not respond with a status message, but immediately starts sending the requested samples.</text:p>
      <text:p text:style-name="P18"/>
      <text:p text:style-name="P21">Messages addressed from node to AP</text:p>
      <text:p text:style-name="P18"/>
      <text:p text:style-name="P18">A message sent by a node (as opposed to one sent by an AP) has the most significant bit in the <text:span text:style-name="T3">rq</text:span> field set to 1. </text:p>
      <text:p text:style-name="P18"/>
      <text:p text:style-name="P18"><text:span text:style-name="T5">0x80 HELLO</text:span><text:tab/><text:tab/>payload: [0x80, ESN, dummy]</text:p>
      <text:p text:style-name="P18"/>
      <text:p text:style-name="P18">The message includes the four-byte ESN of the node in the little-endian format. This message is sent periodically, with the link ID of zero, at randomized 4-second intervals, on both interfaces, for as long as the node remains unbound.</text:p>
      <text:p text:style-name="P18"/>
      <text:p text:style-name="P18"><text:span text:style-name="T5">0xD0 HRATE</text:span><text:tab/><text:tab/>payload: [0xD0, rate]</text:p>
      <text:p text:style-name="P18"/>
      <text:p text:style-name="P18">The message carries the last heart rate value as a single byte, i.e., an integer number of averaged beats per minute between 0 and 255. Such a message is sent by the node regularly at 3 second intervals while the heart rate monitor is on, if there is no sample data traffic from the node to the AP. In the latter case, the heart rate is piggybacked onto the sampling packets (see below).</text:p>
      <text:p text:style-name="P18"/>
      <text:p text:style-name="P18"/>
      <text:p text:style-name="P18"/>
      <text:p text:style-name="P18"/>
      <text:p text:style-name="P18"><text:span text:style-name="T5">0x9X STATUS</text:span><text:tab/><text:tab/>payload depends on the node state</text:p>
      <text:p text:style-name="P18"/>
      <text:p text:style-name="P18">A message whose first 4-bit nibble of the <text:span text:style-name="T3">rq</text:span> code is 9 carries information about the node state. It is returned at the reception and completion of most requests sent to the node by the AP. The entire 8-bit <text:span text:style-name="T3">rq</text:span> code is interpreted as shown in <text:sequence-ref text:reference-format="category-and-value" text:ref-name="refFigure2">Figure 3</text:sequence-ref>, where the value of <text:span text:style-name="T3">state</text:span> can be:</text:p>
      <text:p text:style-name="P18"/>
      <text:p text:style-name="P18"><text:tab/>0 – the node is READY</text:p>
      <text:p text:style-name="P18"><text:tab/>1 – the node is SAMPLING</text:p>
      <text:p text:style-name="P18"><text:tab/>2 – the node is SENDING </text:p>
      <text:p text:style-name="P18"/>
      <text:p text:style-name="P18">Additionally, the <text:span text:style-name="T3">m</text:span> bit indicates whether the heart monitor is on (1) or off (0). The remaining bytes of the payload depend on <text:span text:style-name="T3">state</text:span> as follows:</text:p>
      <text:p text:style-name="P18"/>
      <text:p text:style-name="P18"><text:span text:style-name="T5">READY:</text:span> the message contains the list of samples currently present in the node's database, with each sample occupying 4 consecutive bytes as illustrated in <text:sequence-ref text:reference-format="category-and-value" text:ref-name="refFigure3">Figure 4</text:sequence-ref>. The total payload size is 2 + <text:span text:style-name="T3">N</text:span> x 4 bytes, where <text:span text:style-name="T3">N</text:span> is the number of samples currently stored at the node. The message ends with one dummy byte <text:span text:style-name="T3">(d)</text:span> rounding up its length to an even number of bytes.</text:p>
      <text:p text:style-name="P18"/>
      <text:p text:style-name="P18"><draw:frame draw:style-name="fr2" draw:name="Frame2" text:anchor-type="paragraph" svg:width="2.75in" draw:z-index="1"><draw:text-box fo:min-height="0.6402in"><text:p text:style-name="P30"><draw:frame draw:style-name="fr4" draw:name="graphics4" text:anchor-type="paragraph" svg:x="0.0016in" svg:y="0.0008in" svg:width="2.75in" style:rel-width="100%" svg:height="0.6402in" style:rel-height="scale" draw:z-index="2"><draw:image xlink:href="Pictures/2000011800001B490000065A51F6CC98.svm" xlink:type="simple" xlink:show="embed" xlink:actuate="onLoad"/></draw:frame>Figure <text:sequence text:ref-name="refFigure2" text:name="Figure" text:formula="ooow:Figure+1" style:num-format="1">3</text:sequence>: Node status code.</text:p></draw:text-box></draw:frame> </text:p>
      <text:p text:style-name="P18">The <text:span text:style-name="T3">length</text:span> field is a 3-byte unsigned little-endian integer from 1 to 16777215 (it is never zero) describing the sample length, i.e., the total number of samplings in the sample.</text:p>
      <text:p text:style-name="P18"/>
      <text:p text:style-name="P18"><draw:frame draw:style-name="fr2" draw:name="Frame3" text:anchor-type="paragraph" svg:width="4.7in" draw:z-index="3"><draw:text-box fo:min-height="0.6402in"><text:p text:style-name="P30"><draw:frame draw:style-name="fr3" draw:name="graphics2" text:anchor-type="paragraph" svg:width="4.7in" svg:height="0.6402in" draw:z-index="11"><draw:image xlink:href="Pictures/2000016200002EA20000065ADB40F95C.svm" xlink:type="simple" xlink:show="embed" xlink:actuate="onLoad"/></draw:frame>Figure <text:sequence text:ref-name="refFigure3" text:name="Figure" text:formula="ooow:Figure+1" style:num-format="1">4</text:sequence>: READY status message format.</text:p></draw:text-box></draw:frame> </text:p>
      <text:p text:style-name="P18">Note that when the node happens to store no samples at the moment, the message will consist solely of the <text:span text:style-name="T3">rq</text:span> field immediately followed by a dummy byte. The number of samples never shows explicitly in the message and must be deduced from its length.</text:p>
      <text:p text:style-name="P18"/>
      <text:p text:style-name="P32"><draw:frame draw:style-name="fr2" draw:name="Frame4" text:anchor-type="paragraph" svg:width="3.561in" draw:z-index="4"><draw:text-box fo:min-height="0.9681in"><text:p text:style-name="P30"><draw:frame draw:style-name="fr6" draw:name="graphics5" text:anchor-type="paragraph" svg:width="2.4in" svg:height="0.6402in" draw:z-index="12"><draw:image xlink:href="Pictures/200000BA000017D00000065A04369BDF.svm" xlink:type="simple" xlink:show="embed" xlink:actuate="onLoad"/></draw:frame>Figure <text:sequence text:ref-name="refFigure4" text:name="Figure" text:formula="ooow:Figure+1" style:num-format="1">5</text:sequence>: SAMPLING/SENDING status message format.</text:p></draw:text-box></draw:frame></text:p>
      <text:p text:style-name="P18"><text:span text:style-name="T5">SAMPLING:</text:span> the message looks as shown in <text:sequence-ref text:reference-format="category-and-value" text:ref-name="refFigure4">Figure 5</text:sequence-ref> and informs the AP about the operation's progress. The <text:span text:style-name="T3">ID</text:span> field identifies the sample being acquired, and <text:span text:style-name="T3">current</text:span> is a little-endian,<text:span text:style-name="T5"> </text:span>3-byte, unsigned integer telling the number of samplings that have been collected so far. </text:p>
      <text:p text:style-name="P18"/>
      <text:p text:style-name="P18"><text:span text:style-name="T5">SENDING:</text:span> the message looks as shown in <text:sequence-ref text:reference-format="category-and-value" text:ref-name="refFigure4">Figure 5</text:sequence-ref> and informs the AP about the operation's progress. The <text:span text:style-name="T3">ID</text:span> field identifies the sample being sent, and current is the number of last sampling that has been sent to the AP. Note that formally samplings can be requested and sent in an arbitrary order, which means that current need not be useful as a measure of progress. </text:p>
      <text:p text:style-name="P18"/>
      <text:p text:style-name="P18">The last byte, labeled <text:span text:style-name="T3">R</text:span>, in all variants of the status message carries the information about the current power level setting and the RSSI (Received Signal Strength Indication) at which the status message has been received by the access point. The latter is set by the RF to RS232 bridge (not by the node). This only happens for a radio connection; otherwise, the R byte is zero.</text:p>
      <text:p text:style-name="P18"/>
      <text:p text:style-name="P18">The more significant 4-bit nibble of <text:span text:style-name="T3">R</text:span> carries the current power setting, which can be between 1 and 7, inclusively. Note that zero in that nibble can be used as an indication that transmission power is not settable for this type of connection. The less significant nibble carries the RSSI indication between 0 (extremely poor) and 15 (excellent).</text:p>
      <text:p text:style-name="P18"/>
      <text:p text:style-name="P18"><text:span text:style-name="T5">0xC0 SDATA</text:span><text:tab/><text:tab/>payload: [0xC0, sample ID, heart rate, k, data]</text:p>
      <text:p text:style-name="P18"/>
      <text:p text:style-name="P18">This message contains a single sampling of data sent by the node to the AP. The <text:span text:style-name="T3">sample ID</text:span> field identifies the sample to which the fragment belongs, <text:span text:style-name="T3">k</text:span> is the sampling number (a 3-byte little-endian nonnegative integer), and <text:span text:style-name="T3">data</text:span> is the 48-byte content of the sampling. If the heart rate monitor is on, the <text:span text:style-name="T3">heart rate field</text:span> is filled with the current value of heart rate. Note that otherwise an extra (dummy) byte would be needed to make sure that the packet length is even. The length of an SDATA packet (payload) is 54 bytes. </text:p>
      <text:p text:style-name="P18"/>
      <text:p text:style-name="P18">As we said earlier, each sampling comprises 4 consecutive ADC collections (8 12 bit values), each collection packed into a sequence of 6 16-bit numbers. The packing is shown in <text:sequence-ref text:reference-format="category-and-value" text:ref-name="refFigure5">Figure 6</text:sequence-ref>. Each 12-bit ADC value occupies three 4-bit nibbles (in the little-endian fashion), which means that the 96 bits of the 6 16-bit words are interpreted as a sequence of of 24 4-bit nibbles, with 3 nibbles assigned to one value.</text:p>
      <text:p text:style-name="P18"/>
      <text:p text:style-name="P18"><draw:frame draw:style-name="fr2" draw:name="Frame7" text:anchor-type="paragraph" svg:width="4.9in" draw:z-index="6"><draw:text-box fo:min-height="0.85in"><text:p text:style-name="P30"><draw:frame draw:style-name="fr5" draw:name="graphics1" text:anchor-type="paragraph" svg:width="4.9in" svg:height="0.7in" draw:z-index="7"><draw:image xlink:href="Pictures/20000A710000309E000006F2DD572188.svm" xlink:type="simple" xlink:show="embed" xlink:actuate="onLoad"/></draw:frame>Figure <text:sequence text:ref-name="refFigure5" text:name="Figure" text:formula="ooow:Figure+1" style:num-format="1">6</text:sequence>: Sampling values packed into 16-bit words.</text:p></draw:text-box></draw:frame></text:p>
      <text:p text:style-name="P18">Although it may appear confusing at first sight, the unpacking algorithm (on a little-endian machine) is in fact simple. Suppose that <text:span text:style-name="T4">W[6]</text:span> is an array of 6 words representing one collection, i.e., ¼ of a sampling. The following code unpacks this collection, such that each value is assigned to a separate word in <text:span text:style-name="T4">S[8]</text:span>:</text:p>
      <text:p text:style-name="P18"/>
      <text:p text:style-name="P22"><text:tab/><text:span text:style-name="T4">unsigned short int S[8], W[6];</text:span></text:p>
      <text:p text:style-name="P23"><text:tab/><text:tab/>...</text:p>
      <text:p text:style-name="P23"><text:tab/>S[0] =   W[0] &gt;&gt;  4;</text:p>
      <text:p text:style-name="P23"><text:tab/>S[1] = ((W[0] &lt;&lt;  8) | (W[1] &gt;&gt;  8)) &amp; 0x0fff;</text:p>
      <text:p text:style-name="P23"><text:tab/>S[2] = ((W[1] &lt;&lt;  4) | (W[2] &gt;&gt; 12)) &amp; 0x0fff;</text:p>
      <text:p text:style-name="P23"><text:tab/>S[3] =   W[2]                        &amp; 0x0fff;</text:p>
      <text:p text:style-name="P25"><text:tab/>S[4] =   W[3] &gt;&gt;  4;</text:p>
      <text:p text:style-name="P23"><text:tab/>S[5] = ((W[3] &lt;&lt;  8) | (W[4] &gt;&gt;  8)) &amp; 0x0fff;</text:p>
      <text:p text:style-name="P23"><text:tab/>S[6] = ((W[4] &lt;&lt;  4) | (W[5] &gt;&gt; 12)) &amp; 0x0fff;</text:p>
      <text:p text:style-name="P23"><text:tab/>S[7] =   W[5]                        &amp; 0x0fff;</text:p>
      <text:p text:style-name="P18"/>
      <text:p text:style-name="P18">A special case of SDATA message indicates the end of transmission or, more precisely, what we call the end of round. Such a message carries no data and looks like this:</text:p>
      <text:p text:style-name="P18"/>
      <text:p text:style-name="P18"><text:tab/><text:tab/><text:tab/>[0xC0, sample ID, heart rate, dummy]</text:p>
      <text:p text:style-name="P18"/>
      <text:p text:style-name="P18">This special case is called an End-Of-Round (EOR) message and is sent whenever the node completes the last SEND request (has no more samplings to send).</text:p>
      <text:p text:style-name="P32"/>
      <text:h text:style-name="P27" text:outline-level="2">The sample transfer protocol</text:h>
      <text:p text:style-name="P18"/>
      <text:p text:style-name="P18">The idea is simple. In response to a SEND request, the node starts sending the requested samplings in the order in which they have been requested. Typically, the first SEND message, i.e., the one initiating the transfer looks like this:</text:p>
      <text:p text:style-name="P18"/>
      <text:p text:style-name="P19">[0x60, sample ID, N-1, 0]</text:p>
      <text:p text:style-name="P19"/>
      <text:p text:style-name="P18">where <text:span text:style-name="T3">N</text:span> is the sample length (the total number of samplings). This simple request asks the node for the complete contents of the sample.</text:p>
      <text:p text:style-name="P18"/>
      <text:p text:style-name="P18">The node responds by sending the requested samplings. They are sent back to back, without any handshake, until 1) the last requested sampling has been sent, or 2) the operation has been interrupted with STOP, RESET or UNBIND. Having sent the last sampling, the node will be repeatedly sending EOR (i.e., empty sampling data) until it hears from the AP.</text:p>
      <text:p text:style-name="P18"/>
      <text:p text:style-name="P18">Having received an EOR packet, the AP checks if it has received all the requested samplings. If this happens to be the case, it sends a STOP request to the node. Otherwise, it issues another SEND request for all (or a subset of) the missing samplings.<text:note text:id="ftn4" text:note-class="footnote"><text:note-citation>4</text:note-citation><text:note-body><text:p text:style-name="P28">Note that the capacity of a single SEND request is limited.</text:p></text:note-body></text:note> Having received such a request, the node stops sending EOR and proceeds to transmitting the new batch of samplings. At the end of this round, the procedure is repeated.</text:p>
      <text:p text:style-name="P18"/>
      <text:p text:style-name="P26">The order in which samples arrive from the node should not be considered material by the AP. It is recommended that the AP be prepared to receive samples arriving in any order and collate them internally based on their numbers. At the end of a round (having received an EOR), the AP determines which samples are missing and prepares exactly one SEND request covering all or some subset of those samples.</text:p>
      <text:p text:style-name="P18"/>
      <text:p text:style-name="P18">The protocol carefully accounts for races and duplicates by effectively rendering all requests idempotent. Of course, the AP will not assume that its requests always make it to the node. Clearly, requests, status reports and samplings can be lost. Thus, the way the above exchange is implemented follows this scenario.</text:p>
      <text:p text:style-name="P18"/>
      <text:list text:style-name="L2">
        <text:list-item>
          <text:p text:style-name="P42">The AP decides to fetch a sample from the node. Thus, it prepares an initial SEND request and proceeds to 2.</text:p>
          <text:p text:style-name="P42"/>
        </text:list-item>
        <text:list-item>
          <text:p text:style-name="P42">The AP executes a loop in which it periodically re-sends the SEND request. This loop continues until a) the node receives the first sampling packet, or b) the node receives a status message indicating that the request cannot be fulfilled (e.g., the sample doesn't exist or the node is busy SAMPLING). In case a), the node continues at 3.</text:p>
          <text:p text:style-name="P42"/>
        </text:list-item>
        <text:list-item>
          <text:p text:style-name="P42">The node collects the samplings until it receives an EOR packet (note that EOR packets are sent persistently by the node). When that happens, the AP checks whether all the samplings have been received. If this is not the case, it will create another SEND request and proceed at 2.</text:p>
          <text:p text:style-name="P42"/>
        </text:list-item>
        <text:list-item>
          <text:p text:style-name="P42">If all samples have been received, the AP will send a STOP packet to the node. </text:p>
        </text:list-item>
      </text:list>
      <text:p text:style-name="P18"/>
      <text:p text:style-name="P18">Of course, the AP will not just send a single STOP packet and assume that everything is over. It will rather put itself into a state in which it expects the node to be READY. Any reaction from the node that does not agree with that perception will trigger a homeostatic STOP message from the AP. This is the way all activities of the AP should be organized. In order to accomplish anything, the AP has to persist with its request until it knows for sure that the node has moved itself to the required state. This requires that multiple arrivals of the same request at the node must result in the same net outcome perceived by the AP no matter what packets are lost.</text:p>
      <text:p text:style-name="P18"/>
      <text:p text:style-name="P18">Note that it is theoretically possible that all sampling packets of the entire round have been lost. This is not unlikely for short rounds. In such a case, the node will start sending EOR, and then it will eventually receive the original SEND request for the round it has just completed. Thus, the node will simply restart the same transmission round. It is important to notice that node's responses are stateless. There is no implied progress in a round.</text:p>
      <text:p text:style-name="P18"/>
      <text:p text:style-name="P18">A SEND request cannot be fulfilled by the node in these circumstances:</text:p>
      <text:p text:style-name="P18"/>
      <text:list text:style-name="L3">
        <text:list-item>
          <text:p text:style-name="P49">The requested sample does not exist. In that case, the node will reply with a STATUS message. Note that it will reply with the same STATUS message to all subsequent retransmissions of the SEND request.</text:p>
          <text:p text:style-name="P49"/>
        </text:list-item>
        <text:list-item>
          <text:p text:style-name="P49">The node is already sending a sample. In such a case, the AP will receive an SDATA packet (possibly EOR) sooner or later.</text:p>
          <text:p text:style-name="P49"/>
        </text:list-item>
        <text:list-item>
          <text:p text:style-name="P49">The node is SAMPLING (but not sending the sample data at the same time). In that case, the node will respond with a pertinent STATUS message, as in case 1.</text:p>
          <text:p text:style-name="P49"/>
        </text:list-item>
        <text:list-item>
          <text:p text:style-name="P49">The node is SAMPLING and sending the samplings at the same time. In that case, the node behaves as in point 2.</text:p>
        </text:list-item>
      </text:list>
      <text:p text:style-name="P18"/>
      <text:p text:style-name="P18">The SAMPLING + sending case, is essentially the same as SENDING. At the end of the actual sampling, the node will send the last sampling and enter the EOR loop. Then the AP will assess the losses and respond with STOP or SEND – until all samplings have been rece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2 <text:tab/></text:span><text:span text:style-name="T1"><text:page-number text:select-page="current">13</text:page-number></text:span><text:span text:style-name="T1"> of </text:span><text:span text:style-name="T1"><text:page-count>13</text:page-count></text:span></text:p>
      </style:header>
      <style:header-left>
        <text:p text:style-name="P1"><text:span text:style-name="T1"><text:tab/>V 0.2<text:tab/></text:span><text:span text:style-name="T1"><text:page-number text:select-page="current">13</text:page-number></text:span><text:span text:style-name="T1"> of </text:span><text:span text:style-name="T1"><text:page-count>13</text:page-count></text:span></text:p>
      </style:header-left>
      <style:footer>
        <text:p text:style-name="Footer"><text:s/></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1</dc:title>
    <meta:initial-creator>Tom Olesinski</meta:initial-creator>
    <meta:creation-date>2005-07-01T18:07:00</meta:creation-date>
    <dc:creator>Pawel Gburzynski</dc:creator>
    <dc:date>2007-06-27T15:24:26</dc:date>
    <meta:print-date>2006-10-16T21:28:00</meta:print-date>
    <dc:language>en-US</dc:language>
    <meta:editing-cycles>139</meta:editing-cycles>
    <meta:editing-duration>P2DT10H44M21S</meta:editing-duration>
    <meta:user-defined meta:name="Info 1"/>
    <meta:user-defined meta:name="Info 2"/>
    <meta:user-defined meta:name="Info 3"/>
    <meta:user-defined meta:name="Info 4"/>
    <meta:document-statistic meta:table-count="0" meta:image-count="6" meta:object-count="1" meta:page-count="13" meta:paragraph-count="164" meta:word-count="5994" meta:character-count="34059"/>
  </office:meta>
</office:document-meta>
</file>

<file path=Object 1/content.xml><?xml version="1.0" encoding="utf-8"?>
<!DOCTYPE math  PUBLIC '-//OpenOffice.org//DTD Modified W3C MathML 1.01//EN'  'math.dtd'>
<math:math xmlns:math="http://www.w3.org/1998/Math/MathML">
  <math:semantics>
    <math:mrow>
      <math:mrow>
        <math:mn>1</math:mn>
        <math:mo math:stretchy="false">≤</math:mo>
        <math:mi>k</math:mi>
      </math:mrow>
      <math:mo math:stretchy="false">≤</math:mo>
      <math:mn>16</math:mn>
    </math:mrow>
    <math:annotation math:encoding="StarMath 5.0">1 &lt;= k &lt;= 16</math:annotation>
  </math:semantics>
</math:math>
</file>